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000000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212cm" fo:padding-right="0.212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draw:fill="none" draw:textarea-vertical-align="middle" fo:min-height="0.918cm" fo:min-width="2.54cm" fo:padding-top="0.141cm" fo:padding-bottom="0.141cm" fo:padding-left="0.212cm" fo:padding-right="0.212cm"/>
    </style:style>
    <style:style style:name="gr6" style:family="graphic" style:parent-style-name="standard">
      <style:graphic-properties draw:stroke="dash" draw:stroke-dash="Dash_5f_0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none" draw:fill="solid" draw:fill-color="#000000" draw:opacity="0%" draw:shadow="hidden"/>
    </style:style>
    <style:style style:name="gr8" style:family="graphic" style:parent-style-name="standard">
      <style:graphic-properties draw:stroke="none" draw:fill="none" draw:textarea-vertical-align="middle" fo:min-height="0.426cm" fo:min-width="2.54cm" fo:padding-top="0cm" fo:padding-bottom="0cm" fo:padding-left="0.3cm" fo:padding-right="0cm"/>
    </style:style>
    <style:style style:name="gr9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</style:style>
    <style:style style:name="gr10" style:family="graphic" style:parent-style-name="standard">
      <style:graphic-properties draw:stroke="none" draw:fill="none" draw:textarea-vertical-align="middle" fo:min-height="0.847cm" fo:min-width="2.54cm" fo:padding-top="0cm" fo:padding-bottom="0cm" fo:padding-left="0.3cm" fo:padding-right="0cm"/>
    </style:style>
    <style:style style:name="P1" style:family="paragraph">
      <loext:graphic-properties draw:fill="none" draw:fill-color="#00000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 draw:opacity="0%"/>
    </style:style>
    <style:style style:name="T1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g>
          <draw:g>
            <draw:polygon draw:style-name="gr1" draw:text-style-name="P1" draw:layer="layout" svg:width="2.4cm" svg:height="0.75cm" svg:x="11.263cm" svg:y="16.103cm" svg:viewBox="0 0 2401 751" draw:points="0,751 2401,751 2401,0 1201,0 0,0">
              <text:p/>
            </draw:polygon>
            <draw:polygon draw:style-name="gr2" draw:text-style-name="P2" draw:layer="layout" svg:width="2.4cm" svg:height="0.75cm" svg:x="11.263cm" svg:y="16.103cm" svg:viewBox="0 0 2401 751" draw:points="0,751 2401,751 2401,0 1201,0 0,0">
              <text:p/>
            </draw:polygon>
          </draw:g>
          <draw:frame draw:style-name="gr3" draw:text-style-name="P4" draw:layer="layout" svg:width="2.4cm" svg:height="0.75cm" svg:x="11.263cm" svg:y="16.103cm">
            <draw:text-box>
              <text:p text:style-name="P3"><text:span text:style-name="T1">SimpleLevy</text:span></text:p>
            </draw:text-box>
          </draw:frame>
        </draw:g>
        <draw:g>
          <draw:polygon draw:style-name="gr4" draw:text-style-name="P5" draw:layer="layout" svg:width="6.32cm" svg:height="3.512cm" svg:x="11.263cm" svg:y="16.853cm" svg:viewBox="0 0 6321 3513" draw:points="0,3513 3160,3513 6321,3513 6321,0 3160,0 0,0">
            <text:p/>
          </draw:polygon>
          <draw:polygon draw:style-name="gr2" draw:text-style-name="P2" draw:layer="layout" svg:width="6.32cm" svg:height="3.512cm" svg:x="11.263cm" svg:y="16.853cm" svg:viewBox="0 0 6321 3513" draw:points="0,3513 3160,3513 6321,3513 6321,0 3160,0 0,0">
            <text:p/>
          </draw:polygon>
        </draw:g>
        <draw:g>
          <draw:g>
            <draw:polygon draw:style-name="gr1" draw:text-style-name="P1" draw:layer="layout" svg:width="3.9cm" svg:height="0.75cm" svg:x="8.719cm" svg:y="11.478cm" svg:viewBox="0 0 3901 751" draw:points="0,751 3901,751 3901,0 1951,0 0,0">
              <text:p/>
            </draw:polygon>
            <draw:polygon draw:style-name="gr2" draw:text-style-name="P2" draw:layer="layout" svg:width="3.9cm" svg:height="0.75cm" svg:x="8.719cm" svg:y="11.478cm" svg:viewBox="0 0 3901 751" draw:points="0,751 3901,751 3901,0 1951,0 0,0">
              <text:p/>
            </draw:polygon>
          </draw:g>
          <draw:frame draw:style-name="gr3" draw:text-style-name="P4" draw:layer="layout" svg:width="3.9cm" svg:height="0.75cm" svg:x="8.719cm" svg:y="11.478cm">
            <draw:text-box>
              <text:p text:style-name="P3"><text:span text:style-name="T1">LevyHotSpotRandom</text:span></text:p>
            </draw:text-box>
          </draw:frame>
        </draw:g>
        <draw:g>
          <draw:polygon draw:style-name="gr4" draw:text-style-name="P5" draw:layer="layout" svg:width="5.4cm" svg:height="1.983cm" svg:x="8.719cm" svg:y="12.228cm" svg:viewBox="0 0 5401 1984" draw:points="0,1984 2700,1984 5401,1984 5401,0 2700,0 0,0">
            <text:p/>
          </draw:polygon>
          <draw:polygon draw:style-name="gr2" draw:text-style-name="P2" draw:layer="layout" svg:width="5.4cm" svg:height="1.983cm" svg:x="8.719cm" svg:y="12.228cm" svg:viewBox="0 0 5401 1984" draw:points="0,1984 2700,1984 5401,1984 5401,0 2700,0 0,0">
            <text:p/>
          </draw:polygon>
        </draw:g>
        <draw:g>
          <draw:g>
            <draw:polygon draw:style-name="gr1" draw:text-style-name="P1" draw:layer="layout" svg:width="3.45cm" svg:height="0.75cm" svg:x="14.719cm" svg:y="11.478cm" svg:viewBox="0 0 3451 751" draw:points="0,751 3451,751 3451,0 1726,0 0,0">
              <text:p/>
            </draw:polygon>
            <draw:polygon draw:style-name="gr2" draw:text-style-name="P2" draw:layer="layout" svg:width="3.45cm" svg:height="0.75cm" svg:x="14.719cm" svg:y="11.478cm" svg:viewBox="0 0 3451 751" draw:points="0,751 3451,751 3451,0 1726,0 0,0">
              <text:p/>
            </draw:polygon>
          </draw:g>
          <draw:frame draw:style-name="gr3" draw:text-style-name="P4" draw:layer="layout" svg:width="3.45cm" svg:height="0.75cm" svg:x="14.719cm" svg:y="11.478cm">
            <draw:text-box>
              <text:p text:style-name="P3"><text:span text:style-name="T1">LevyHotSpotsLATP</text:span></text:p>
            </draw:text-box>
          </draw:frame>
        </draw:g>
        <draw:g>
          <draw:polygon draw:style-name="gr4" draw:text-style-name="P5" draw:layer="layout" svg:width="5.4cm" svg:height="1.983cm" svg:x="14.719cm" svg:y="12.228cm" svg:viewBox="0 0 5401 1984" draw:points="0,1984 2700,1984 5401,1984 5401,0 2700,0 0,0">
            <text:p/>
          </draw:polygon>
          <draw:polygon draw:style-name="gr2" draw:text-style-name="P2" draw:layer="layout" svg:width="5.4cm" svg:height="1.983cm" svg:x="14.719cm" svg:y="12.228cm" svg:viewBox="0 0 5401 1984" draw:points="0,1984 2700,1984 5401,1984 5401,0 2700,0 0,0">
            <text:p/>
          </draw:polygon>
        </draw:g>
        <draw:g>
          <draw:g>
            <draw:polygon draw:style-name="gr1" draw:text-style-name="P1" draw:layer="layout" svg:width="2.55cm" svg:height="0.75cm" svg:x="20.881cm" svg:y="11.469cm" svg:viewBox="0 0 2551 751" draw:points="0,751 2551,751 2551,0 1274,0 0,0">
              <text:p/>
            </draw:polygon>
            <draw:polygon draw:style-name="gr2" draw:text-style-name="P2" draw:layer="layout" svg:width="2.55cm" svg:height="0.75cm" svg:x="20.881cm" svg:y="11.469cm" svg:viewBox="0 0 2551 751" draw:points="0,751 2551,751 2551,0 1274,0 0,0">
              <text:p/>
            </draw:polygon>
          </draw:g>
          <draw:frame draw:style-name="gr3" draw:text-style-name="P4" draw:layer="layout" svg:width="2.55cm" svg:height="0.75cm" svg:x="20.881cm" svg:y="11.469cm">
            <draw:text-box>
              <text:p text:style-name="P3"><text:span text:style-name="T1">SelfSimLATP</text:span></text:p>
            </draw:text-box>
          </draw:frame>
        </draw:g>
        <draw:g>
          <draw:polygon draw:style-name="gr4" draw:text-style-name="P5" draw:layer="layout" svg:width="5.4cm" svg:height="1.983cm" svg:x="20.881cm" svg:y="12.219cm" svg:viewBox="0 0 5401 1984" draw:points="0,1984 2700,1984 5401,1984 5401,0 2700,0 0,0">
            <text:p/>
          </draw:polygon>
          <draw:polygon draw:style-name="gr2" draw:text-style-name="P2" draw:layer="layout" svg:width="5.4cm" svg:height="1.983cm" svg:x="20.881cm" svg:y="12.219cm" svg:viewBox="0 0 5401 1984" draw:points="0,1984 2700,1984 5401,1984 5401,0 2700,0 0,0">
            <text:p/>
          </draw:polygon>
        </draw:g>
        <draw:g>
          <draw:g>
            <draw:polygon draw:style-name="gr1" draw:text-style-name="P1" draw:layer="layout" svg:width="2.7cm" svg:height="0.75cm" svg:x="10.5cm" svg:y="2.25cm" svg:viewBox="0 0 2701 751" draw:points="0,751 2701,751 2701,0 1349,0 0,0">
              <text:p/>
            </draw:polygon>
            <draw:polygon draw:style-name="gr2" draw:text-style-name="P2" draw:layer="layout" svg:width="2.7cm" svg:height="0.75cm" svg:x="10.5cm" svg:y="2.25cm" svg:viewBox="0 0 2701 751" draw:points="0,751 2701,751 2701,0 1349,0 0,0">
              <text:p/>
            </draw:polygon>
          </draw:g>
          <draw:frame draw:style-name="gr3" draw:text-style-name="P2" draw:layer="layout" svg:width="2.7cm" svg:height="0.75cm" svg:x="10.5cm" svg:y="2.25cm">
            <draw:text-box>
              <text:p><text:span text:style-name="T1">RoutingTest2</text:span></text:p>
            </draw:text-box>
          </draw:frame>
        </draw:g>
        <draw:g>
          <draw:polygon draw:style-name="gr4" draw:text-style-name="P5" draw:layer="layout" svg:width="7.99cm" svg:height="6.3cm" svg:x="10.5cm" svg:y="3cm" svg:viewBox="0 0 7991 6301" draw:points="0,6301 3995,6301 7991,6301 7991,0 3995,0 0,0">
            <text:p/>
          </draw:polygon>
          <draw:polygon draw:style-name="gr2" draw:text-style-name="P2" draw:layer="layout" svg:width="7.99cm" svg:height="6.3cm" svg:x="10.5cm" svg:y="3cm" svg:viewBox="0 0 7991 6301" draw:points="0,6301 3995,6301 7991,6301 7991,0 3995,0 0,0">
            <text:p/>
          </draw:polygon>
        </draw:g>
        <draw:g>
          <draw:g>
            <draw:polygon draw:style-name="gr1" draw:text-style-name="P1" draw:layer="layout" svg:width="3.3cm" svg:height="1.2cm" svg:x="2.719cm" svg:y="11.028cm" svg:viewBox="0 0 3301 1201" draw:points="0,1201 3301,1201 3301,0 1651,0 0,0">
              <text:p/>
            </draw:polygon>
            <draw:polygon draw:style-name="gr2" draw:text-style-name="P2" draw:layer="layout" svg:width="3.3cm" svg:height="1.2cm" svg:x="2.719cm" svg:y="11.028cm" svg:viewBox="0 0 3301 1201" draw:points="0,1201 3301,1201 3301,0 1651,0 0,0">
              <text:p/>
            </draw:polygon>
          </draw:g>
          <draw:frame draw:style-name="gr5" draw:text-style-name="P4" draw:layer="layout" svg:width="3.3cm" svg:height="1.2cm" svg:x="2.719cm" svg:y="11.028cm">
            <draw:text-box>
              <text:p text:style-name="P3"><text:span text:style-name="T1">RealMobility (Not Implemented)</text:span></text:p>
            </draw:text-box>
          </draw:frame>
        </draw:g>
        <draw:g>
          <draw:polygon draw:style-name="gr4" draw:text-style-name="P5" draw:layer="layout" svg:width="5.4cm" svg:height="1.983cm" svg:x="2.719cm" svg:y="12.228cm" svg:viewBox="0 0 5401 1984" draw:points="0,1984 2701,1984 5401,1984 5401,0 2701,0 0,0">
            <text:p/>
          </draw:polygon>
          <draw:polygon draw:style-name="gr2" draw:text-style-name="P2" draw:layer="layout" svg:width="5.4cm" svg:height="1.983cm" svg:x="2.719cm" svg:y="12.228cm" svg:viewBox="0 0 5401 1984" draw:points="0,1984 2701,1984 5401,1984 5401,0 2701,0 0,0">
            <text:p/>
          </draw:polygon>
        </draw:g>
        <draw:polyline draw:style-name="gr6" draw:text-style-name="P2" draw:layer="layout" svg:width="3.004cm" svg:height="2.643cm" svg:x="11.419cm" svg:y="14.211cm" svg:viewBox="0 0 3005 2644" draw:points="0,0 0,375 3005,375 3005,2644">
          <text:p/>
        </draw:polyline>
        <draw:polyline draw:style-name="gr6" draw:text-style-name="P2" draw:layer="layout" svg:width="2.996cm" svg:height="2.643cm" svg:x="14.423cm" svg:y="14.211cm" svg:viewBox="0 0 2997 2644" draw:points="2997,0 2997,375 0,375 0,2644">
          <text:p/>
        </draw:polyline>
        <draw:polyline draw:style-name="gr6" draw:text-style-name="P2" draw:layer="layout" svg:width="9.159cm" svg:height="2.652cm" svg:x="14.423cm" svg:y="14.202cm" svg:viewBox="0 0 9160 2653" draw:points="9160,0 9160,1299 0,1299 0,2653">
          <text:p/>
        </draw:polyline>
        <draw:polyline draw:style-name="gr6" draw:text-style-name="P2" draw:layer="layout" svg:width="1.395cm" svg:height="2.999cm" svg:x="13.1cm" svg:y="9.3cm" svg:viewBox="0 0 1396 3000" draw:points="1396,0 1396,771 0,771 0,3000">
          <text:p/>
        </draw:polyline>
        <draw:polyline draw:style-name="gr6" draw:text-style-name="P2" draw:layer="layout" svg:width="4.304cm" svg:height="2.899cm" svg:x="14.495cm" svg:y="9.3cm" svg:viewBox="0 0 4305 2900" draw:points="0,0 0,771 4305,771 4305,2900">
          <text:p/>
        </draw:polyline>
        <draw:polyline draw:style-name="gr6" draw:text-style-name="P2" draw:layer="layout" svg:width="8.107cm" svg:height="2.899cm" svg:x="16.492cm" svg:y="9.3cm" svg:viewBox="0 0 8108 2900" draw:points="0,0 0,355 8108,355 8108,2900">
          <text:p/>
        </draw:polyline>
        <draw:polyline draw:style-name="gr6" draw:text-style-name="P2" draw:layer="layout" svg:width="9.004cm" svg:height="2.643cm" svg:x="5.419cm" svg:y="14.211cm" svg:viewBox="0 0 9005 2644" draw:points="0,0 0,1290 9005,1290 9005,2644">
          <text:p/>
        </draw:polyline>
        <draw:polyline draw:style-name="gr6" draw:text-style-name="P2" draw:layer="layout" svg:width="5.998cm" svg:height="2.999cm" svg:x="6.5cm" svg:y="9.3cm" svg:viewBox="0 0 5999 3000" draw:points="5999,0 5999,384 0,384 0,3000">
          <text:p/>
        </draw:polyline>
        <draw:g>
          <draw:polygon draw:style-name="gr7" draw:text-style-name="P6" draw:layer="layout" svg:width="4.8cm" svg:height="0.426cm" svg:x="11.563cm" svg:y="17.153cm" svg:viewBox="0 0 4801 427" draw:points="0,427 4801,427 4801,0 0,0">
            <text:p/>
          </draw:polygon>
          <draw:frame draw:style-name="gr8" draw:text-style-name="P2" draw:layer="layout" svg:width="4.8cm" svg:height="0.426cm" svg:x="11.563cm" svg:y="17.153cm">
            <draw:text-box>
              <text:p text:style-name="P3"><text:span text:style-name="T2">DevelopmentHelper</text:span></text:p>
            </draw:text-box>
          </draw:frame>
        </draw:g>
        <draw:g>
          <draw:polygon draw:style-name="gr7" draw:text-style-name="P6" draw:layer="layout" svg:width="4.8cm" svg:height="0.423cm" svg:x="11.563cm" svg:y="17.642cm" svg:viewBox="0 0 4801 424" draw:points="0,424 4801,424 4801,0 0,0">
            <text:p/>
          </draw:polygon>
          <draw:frame draw:style-name="gr9" draw:text-style-name="P2" draw:layer="layout" svg:width="4.8cm" svg:height="0.423cm" svg:x="11.563cm" svg:y="17.642cm">
            <draw:text-box>
              <text:p text:style-name="P3"><text:span text:style-name="T1">HotSpotsCollection</text:span></text:p>
            </draw:text-box>
          </draw:frame>
        </draw:g>
        <draw:g>
          <draw:polygon draw:style-name="gr7" draw:text-style-name="P6" draw:layer="layout" svg:width="4.8cm" svg:height="0.423cm" svg:x="11.563cm" svg:y="18.127cm" svg:viewBox="0 0 4801 424" draw:points="0,424 4801,424 4801,0 0,0">
            <text:p/>
          </draw:polygon>
          <draw:frame draw:style-name="gr9" draw:text-style-name="P2" draw:layer="layout" svg:width="4.8cm" svg:height="0.423cm" svg:x="11.563cm" svg:y="18.127cm">
            <draw:text-box>
              <text:p text:style-name="P3"><text:span text:style-name="T1">LeviStatic</text:span></text:p>
            </draw:text-box>
          </draw:frame>
        </draw:g>
        <draw:g>
          <draw:polygon draw:style-name="gr7" draw:text-style-name="P6" draw:layer="layout" svg:width="4.8cm" svg:height="0.423cm" svg:x="11.563cm" svg:y="19.141cm" svg:viewBox="0 0 4801 424" draw:points="0,424 4801,424 4801,0 0,0">
            <text:p/>
          </draw:polygon>
          <draw:frame draw:style-name="gr9" draw:text-style-name="P2" draw:layer="layout" svg:width="4.8cm" svg:height="0.423cm" svg:x="11.563cm" svg:y="19.141cm">
            <draw:text-box>
              <text:p text:style-name="P3"><text:span text:style-name="T1">SimpleLevyMobility</text:span></text:p>
            </draw:text-box>
          </draw:frame>
        </draw:g>
        <draw:g>
          <draw:polygon draw:style-name="gr7" draw:text-style-name="P6" draw:layer="layout" svg:width="4.8cm" svg:height="0.423cm" svg:x="9.019cm" svg:y="12.528cm" svg:viewBox="0 0 4801 424" draw:points="0,424 4801,424 4801,0 0,0">
            <text:p/>
          </draw:polygon>
          <draw:frame draw:style-name="gr9" draw:text-style-name="P2" draw:layer="layout" svg:width="4.8cm" svg:height="0.423cm" svg:x="9.019cm" svg:y="12.528cm">
            <draw:text-box>
              <text:p text:style-name="P3"><text:span text:style-name="T1">LevyHotSpotsRandom</text:span></text:p>
            </draw:text-box>
          </draw:frame>
        </draw:g>
        <draw:g>
          <draw:polygon draw:style-name="gr7" draw:text-style-name="P6" draw:layer="layout" svg:width="4.8cm" svg:height="0.423cm" svg:x="15.019cm" svg:y="12.739cm" svg:viewBox="0 0 4801 424" draw:points="0,424 4801,424 4801,0 0,0">
            <text:p/>
          </draw:polygon>
          <draw:frame draw:style-name="gr9" draw:text-style-name="P2" draw:layer="layout" svg:width="4.8cm" svg:height="0.423cm" svg:x="15.019cm" svg:y="12.739cm">
            <draw:text-box>
              <text:p text:style-name="P3"><text:span text:style-name="T1">LevyHotSpotsLATP</text:span></text:p>
            </draw:text-box>
          </draw:frame>
        </draw:g>
        <draw:g>
          <draw:polygon draw:style-name="gr7" draw:text-style-name="P6" draw:layer="layout" svg:width="4.8cm" svg:height="0.423cm" svg:x="21.181cm" svg:y="12.558cm" svg:viewBox="0 0 4801 424" draw:points="0,424 4801,424 4801,0 0,0">
            <text:p/>
          </draw:polygon>
          <draw:frame draw:style-name="gr9" draw:text-style-name="P2" draw:layer="layout" svg:width="4.8cm" svg:height="0.423cm" svg:x="21.181cm" svg:y="12.558cm">
            <draw:text-box>
              <text:p text:style-name="P3"><text:span text:style-name="T1">SelfSimLATP</text:span></text:p>
            </draw:text-box>
          </draw:frame>
        </draw:g>
        <draw:g>
          <draw:polygon draw:style-name="gr7" draw:text-style-name="P6" draw:layer="layout" svg:width="4.8cm" svg:height="0.423cm" svg:x="3.019cm" svg:y="12.528cm" svg:viewBox="0 0 4801 424" draw:points="0,424 4801,424 4801,0 0,0">
            <text:p/>
          </draw:polygon>
          <draw:frame draw:style-name="gr9" draw:text-style-name="P2" draw:layer="layout" svg:width="4.8cm" svg:height="0.423cm" svg:x="3.019cm" svg:y="12.528cm">
            <draw:text-box>
              <text:p text:style-name="P3"><text:span text:style-name="T1">RealMobility</text:span></text:p>
            </draw:text-box>
          </draw:frame>
        </draw:g>
        <draw:g>
          <draw:polygon draw:style-name="gr7" draw:text-style-name="P6" draw:layer="layout" svg:width="4.8cm" svg:height="0.423cm" svg:x="21.181cm" svg:y="12.999cm" svg:viewBox="0 0 4801 424" draw:points="0,424 4801,424 4801,0 0,0">
            <text:p/>
          </draw:polygon>
          <draw:frame draw:style-name="gr9" draw:text-style-name="P2" draw:layer="layout" svg:width="4.8cm" svg:height="0.423cm" svg:x="21.181cm" svg:y="12.999cm">
            <draw:text-box>
              <text:p text:style-name="P3"><text:span text:style-name="T1">Specific local ned files</text:span></text:p>
            </draw:text-box>
          </draw:frame>
        </draw:g>
        <draw:g>
          <draw:polygon draw:style-name="gr7" draw:text-style-name="P6" draw:layer="layout" svg:width="4.8cm" svg:height="0.423cm" svg:x="11.563cm" svg:y="19.642cm" svg:viewBox="0 0 4801 424" draw:points="0,424 4801,424 4801,0 0,0">
            <text:p/>
          </draw:polygon>
          <draw:frame draw:style-name="gr9" draw:text-style-name="P2" draw:layer="layout" svg:width="4.8cm" svg:height="0.423cm" svg:x="11.563cm" svg:y="19.642cm">
            <draw:text-box>
              <text:p text:style-name="P3"><text:span text:style-name="T1">Specific local ned files</text:span></text:p>
            </draw:text-box>
          </draw:frame>
        </draw:g>
        <draw:g>
          <draw:polygon draw:style-name="gr7" draw:text-style-name="P6" draw:layer="layout" svg:width="4.8cm" svg:height="0.423cm" svg:x="9.019cm" svg:y="13.007cm" svg:viewBox="0 0 4801 424" draw:points="0,424 4801,424 4801,0 0,0">
            <text:p/>
          </draw:polygon>
          <draw:frame draw:style-name="gr9" draw:text-style-name="P2" draw:layer="layout" svg:width="4.8cm" svg:height="0.423cm" svg:x="9.019cm" svg:y="13.007cm">
            <draw:text-box>
              <text:p text:style-name="P3"><text:span text:style-name="T1">Specific local ned files</text:span></text:p>
            </draw:text-box>
          </draw:frame>
        </draw:g>
        <draw:g>
          <draw:polygon draw:style-name="gr7" draw:text-style-name="P6" draw:layer="layout" svg:width="4.8cm" svg:height="0.423cm" svg:x="15.019cm" svg:y="13.219cm" svg:viewBox="0 0 4801 424" draw:points="0,424 4801,424 4801,0 0,0">
            <text:p/>
          </draw:polygon>
          <draw:frame draw:style-name="gr9" draw:text-style-name="P2" draw:layer="layout" svg:width="4.8cm" svg:height="0.423cm" svg:x="15.019cm" svg:y="13.219cm">
            <draw:text-box>
              <text:p text:style-name="P3"><text:span text:style-name="T1">Specific local ned files</text:span></text:p>
            </draw:text-box>
          </draw:frame>
        </draw:g>
        <draw:g>
          <draw:polygon draw:style-name="gr7" draw:text-style-name="P6" draw:layer="layout" svg:width="4.8cm" svg:height="0.423cm" svg:x="3.019cm" svg:y="13.007cm" svg:viewBox="0 0 4801 424" draw:points="0,424 4801,424 4801,0 0,0">
            <text:p/>
          </draw:polygon>
          <draw:frame draw:style-name="gr9" draw:text-style-name="P2" draw:layer="layout" svg:width="4.8cm" svg:height="0.423cm" svg:x="3.019cm" svg:y="13.007cm">
            <draw:text-box>
              <text:p text:style-name="P3"><text:span text:style-name="T1">Specific local ned files</text:span></text:p>
            </draw:text-box>
          </draw:frame>
        </draw:g>
        <draw:g>
          <draw:polygon draw:style-name="gr7" draw:text-style-name="P6" draw:layer="layout" svg:width="4.8cm" svg:height="0.423cm" svg:x="10.8cm" svg:y="3.859cm" svg:viewBox="0 0 4801 424" draw:points="0,424 4801,424 4801,0 0,0">
            <text:p/>
          </draw:polygon>
          <draw:frame draw:style-name="gr9" draw:text-style-name="P2" draw:layer="layout" svg:width="4.8cm" svg:height="0.423cm" svg:x="10.8cm" svg:y="3.859cm">
            <draw:text-box>
              <text:p text:style-name="P3"><text:span text:style-name="T1">MobileHost</text:span></text:p>
            </draw:text-box>
          </draw:frame>
        </draw:g>
        <draw:g>
          <draw:polygon draw:style-name="gr7" draw:text-style-name="P6" draw:layer="layout" svg:width="4.8cm" svg:height="0.423cm" svg:x="10.8cm" svg:y="3.3cm" svg:viewBox="0 0 4801 424" draw:points="0,424 4801,424 4801,0 0,0">
            <text:p/>
          </draw:polygon>
          <draw:frame draw:style-name="gr9" draw:text-style-name="P2" draw:layer="layout" svg:width="4.8cm" svg:height="0.423cm" svg:x="10.8cm" svg:y="3.3cm">
            <draw:text-box>
              <text:p text:style-name="P3"><text:span text:style-name="T1">Messages</text:span></text:p>
            </draw:text-box>
          </draw:frame>
        </draw:g>
        <draw:g>
          <draw:polygon draw:style-name="gr7" draw:text-style-name="P6" draw:layer="layout" svg:width="4.8cm" svg:height="0.423cm" svg:x="10.8cm" svg:y="4.419cm" svg:viewBox="0 0 4801 424" draw:points="0,424 4801,424 4801,0 0,0">
            <text:p/>
          </draw:polygon>
          <draw:frame draw:style-name="gr9" draw:text-style-name="P2" draw:layer="layout" svg:width="4.8cm" svg:height="0.423cm" svg:x="10.8cm" svg:y="4.419cm">
            <draw:text-box>
              <text:p text:style-name="P3"><text:span text:style-name="T1">RDListener</text:span></text:p>
            </draw:text-box>
          </draw:frame>
        </draw:g>
        <draw:g>
          <draw:polygon draw:style-name="gr7" draw:text-style-name="P6" draw:layer="layout" svg:width="4.8cm" svg:height="0.423cm" svg:x="10.8cm" svg:y="4.978cm" svg:viewBox="0 0 4801 424" draw:points="0,424 4801,424 4801,0 0,0">
            <text:p/>
          </draw:polygon>
          <draw:frame draw:style-name="gr9" draw:text-style-name="P2" draw:layer="layout" svg:width="4.8cm" svg:height="0.423cm" svg:x="10.8cm" svg:y="4.978cm">
            <draw:text-box>
              <text:p text:style-name="P3"><text:span text:style-name="T1">RegularRootLATP</text:span></text:p>
            </draw:text-box>
          </draw:frame>
        </draw:g>
        <draw:g>
          <draw:polygon draw:style-name="gr7" draw:text-style-name="P6" draw:layer="layout" svg:width="4.8cm" svg:height="0.423cm" svg:x="10.8cm" svg:y="5.537cm" svg:viewBox="0 0 4801 424" draw:points="0,424 4801,424 4801,0 0,0">
            <text:p/>
          </draw:polygon>
          <draw:frame draw:style-name="gr9" draw:text-style-name="P2" draw:layer="layout" svg:width="4.8cm" svg:height="0.423cm" svg:x="10.8cm" svg:y="5.537cm">
            <draw:text-box>
              <text:p text:style-name="P3"><text:span text:style-name="T1">RootsCollection</text:span></text:p>
            </draw:text-box>
          </draw:frame>
        </draw:g>
        <draw:g>
          <draw:polygon draw:style-name="gr7" draw:text-style-name="P6" draw:layer="layout" svg:width="4.8cm" svg:height="0.423cm" svg:x="10.8cm" svg:y="6.097cm" svg:viewBox="0 0 4801 424" draw:points="0,424 4801,424 4801,0 0,0">
            <text:p/>
          </draw:polygon>
          <draw:frame draw:style-name="gr9" draw:text-style-name="P2" draw:layer="layout" svg:width="4.8cm" svg:height="0.423cm" svg:x="10.8cm" svg:y="6.097cm">
            <draw:text-box>
              <text:p text:style-name="P3"><text:span text:style-name="T1">RoutingDaemon</text:span></text:p>
            </draw:text-box>
          </draw:frame>
        </draw:g>
        <draw:g>
          <draw:polygon draw:style-name="gr7" draw:text-style-name="P6" draw:layer="layout" svg:width="4.8cm" svg:height="0.423cm" svg:x="10.8cm" svg:y="6.656cm" svg:viewBox="0 0 4801 424" draw:points="0,424 4801,424 4801,0 0,0">
            <text:p/>
          </draw:polygon>
          <draw:frame draw:style-name="gr9" draw:text-style-name="P2" draw:layer="layout" svg:width="4.8cm" svg:height="0.423cm" svg:x="10.8cm" svg:y="6.656cm">
            <draw:text-box>
              <text:p text:style-name="P3"><text:span text:style-name="T1">RoutingHeuristic</text:span></text:p>
            </draw:text-box>
          </draw:frame>
        </draw:g>
        <draw:g>
          <draw:polygon draw:style-name="gr7" draw:text-style-name="P6" draw:layer="layout" svg:width="4.8cm" svg:height="0.423cm" svg:x="10.8cm" svg:y="7.215cm" svg:viewBox="0 0 4801 424" draw:points="0,424 4801,424 4801,0 0,0">
            <text:p/>
          </draw:polygon>
          <draw:frame draw:style-name="gr9" draw:text-style-name="P2" draw:layer="layout" svg:width="4.8cm" svg:height="0.423cm" svg:x="10.8cm" svg:y="7.215cm">
            <draw:text-box>
              <text:p text:style-name="P3"><text:span text:style-name="T1">StatisticsCollector</text:span></text:p>
            </draw:text-box>
          </draw:frame>
        </draw:g>
        <draw:g>
          <draw:polygon draw:style-name="gr7" draw:text-style-name="P6" draw:layer="layout" svg:width="4.8cm" svg:height="0.847cm" svg:x="10.8cm" svg:y="8.153cm" svg:viewBox="0 0 4801 848" draw:points="0,848 4801,848 4801,0 0,0">
            <text:p/>
          </draw:polygon>
          <draw:frame draw:style-name="gr10" draw:text-style-name="P2" draw:layer="layout" svg:width="4.8cm" svg:height="0.847cm" svg:x="10.8cm" svg:y="8.153cm">
            <draw:text-box>
              <text:p text:style-name="P3"><text:span text:style-name="T1">Specific local ned files for different mobilit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-4 -12 28 45" svg:d="M10-12l-14 42 9 3 5-15 5 15 9-3z"/>
    <draw:stroke-dash draw:name="Dash_5f_0" draw:display-name="Dash_0" draw:style="round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6T10:34:38.193000000</dc:date>
    <dc:description/>
    <dc:language>ru-RU</dc:language>
    <dc:subject/>
    <dc:title/>
    <meta:creation-date>2016-04-07T16:33:17Z</meta:creation-date>
    <meta:initial-creator>Александр Царев (dev)</meta:initial-creator>
    <meta:keyword/>
    <meta:generator>LibreOffice/5.3.4.2$Windows_x86 LibreOffice_project/f82d347ccc0be322489bf7da61d7e4ad13fe2ff3</meta:generator>
    <meta:editing-duration>PT7M54S</meta:editing-duration>
    <meta:editing-cycles>2</meta:editing-cycles>
    <meta:document-statistic meta:object-count="122"/>
    <meta:user-defined meta:name="category"/>
    <meta:user-defined meta:name="company">Smart Solutions</meta:user-defined>
  </office:meta>
</office:document-meta>
</file>